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paragraph-rsid="002aa8ce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officeooo:rsid="002c891c" officeooo:paragraph-rsid="002aa8ce"/>
    </style:style>
    <style:style style:name="P20" style:family="paragraph" style:parent-style-name="Text_20_body">
      <style:text-properties officeooo:rsid="001613ea" officeooo:paragraph-rsid="001613ea"/>
    </style:style>
    <style:style style:name="P21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4" style:family="paragraph" style:parent-style-name="Text_20_body">
      <style:text-properties fo:font-weight="bold" officeooo:rsid="00285259" officeooo:paragraph-rsid="00285259" style:font-weight-asian="bold" style:font-weight-complex="bold"/>
    </style:style>
    <style:style style:name="P25" style:family="paragraph" style:parent-style-name="Text_20_body">
      <style:text-properties fo:font-weight="bold" officeooo:paragraph-rsid="002aa8ce" style:font-weight-asian="bold" style:font-weight-complex="bold"/>
    </style:style>
    <style:style style:name="P26" style:family="paragraph" style:parent-style-name="Text_20_body">
      <style:text-properties officeooo:rsid="00166159" officeooo:paragraph-rsid="00166159"/>
    </style:style>
    <style:style style:name="P27" style:family="paragraph" style:parent-style-name="Text_20_body">
      <style:text-properties style:text-underline-style="none" officeooo:rsid="00176f28" officeooo:paragraph-rsid="00176f28"/>
    </style:style>
    <style:style style:name="P28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9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30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31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32" style:family="paragraph" style:parent-style-name="Text_20_body">
      <style:text-properties style:text-underline-style="none" fo:font-weight="bold" officeooo:rsid="002c891c" officeooo:paragraph-rsid="002aa8ce" style:font-weight-asian="bold" style:font-weight-complex="bold"/>
    </style:style>
    <style:style style:name="P33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paragraph-rsid="002aa8ce" style:font-weight-asian="normal" style:font-weight-complex="normal"/>
    </style:style>
    <style:style style:name="P35" style:family="paragraph" style:parent-style-name="Text_20_body">
      <style:text-properties style:text-underline-style="none" officeooo:paragraph-rsid="00180e04"/>
    </style:style>
    <style:style style:name="P36" style:family="paragraph" style:parent-style-name="Text_20_body">
      <style:text-properties officeooo:rsid="0019b5f6" officeooo:paragraph-rsid="0019b5f6"/>
    </style:style>
    <style:style style:name="P37" style:family="paragraph" style:parent-style-name="Text_20_body">
      <style:text-properties officeooo:paragraph-rsid="00206bf8"/>
    </style:style>
    <style:style style:name="P38" style:family="paragraph" style:parent-style-name="Text_20_body">
      <style:text-properties officeooo:paragraph-rsid="0023d23f"/>
    </style:style>
    <style:style style:name="P39" style:family="paragraph" style:parent-style-name="Subtitle">
      <style:paragraph-properties>
        <style:tab-stops>
          <style:tab-stop style:position="1.894cm"/>
        </style:tab-stops>
      </style:paragraph-properties>
    </style:style>
    <style:style style:name="P40" style:family="paragraph" style:parent-style-name="Text_20_body">
      <style:text-properties officeooo:rsid="00285259" officeooo:paragraph-rsid="00285259"/>
    </style:style>
    <style:style style:name="P41" style:family="paragraph" style:parent-style-name="Text_20_body">
      <style:text-properties officeooo:paragraph-rsid="002aa8ce"/>
    </style:style>
    <style:style style:name="P42" style:family="paragraph" style:parent-style-name="Text_20_body" style:list-style-name="L1">
      <style:text-properties style:text-underline-style="none" officeooo:rsid="00176f28" officeooo:paragraph-rsid="00176f28"/>
    </style:style>
    <style:style style:name="P43" style:family="paragraph" style:parent-style-name="Text_20_body" style:list-style-name="L5">
      <style:text-properties style:text-underline-style="none" fo:font-weight="normal" officeooo:paragraph-rsid="002aa8ce" style:font-weight-asian="normal" style:font-weight-complex="normal"/>
    </style:style>
    <style:style style:name="P44" style:family="paragraph" style:parent-style-name="Text_20_body" style:list-style-name="L6">
      <style:text-properties style:text-underline-style="none" fo:font-weight="normal" officeooo:paragraph-rsid="002aa8ce" style:font-weight-asian="normal" style:font-weight-complex="normal"/>
    </style:style>
    <style:style style:name="P45" style:family="paragraph" style:parent-style-name="Text_20_body" style:list-style-name="L2">
      <style:text-properties officeooo:rsid="0018d1ad" officeooo:paragraph-rsid="0018d1ad"/>
    </style:style>
    <style:style style:name="P46" style:family="paragraph" style:parent-style-name="Text_20_body" style:list-style-name="L2">
      <style:text-properties officeooo:rsid="0019b5f6" officeooo:paragraph-rsid="0019b5f6"/>
    </style:style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Text_20_body" style:list-style-name="L7"/>
    <style:style style:name="P50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f9134"/>
    </style:style>
    <style:style style:name="T10" style:family="text">
      <style:text-properties officeooo:rsid="000fc6e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c6e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2c891c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8" style:family="text">
      <style:text-properties officeooo:rsid="00180e04"/>
    </style:style>
    <style:style style:name="T19" style:family="text">
      <style:text-properties officeooo:rsid="0023d23f"/>
    </style:style>
    <style:style style:name="T20" style:family="text">
      <style:text-properties officeooo:rsid="002a2a2f"/>
    </style:style>
    <style:style style:name="T21" style:family="text">
      <style:text-properties officeooo:rsid="002c891c"/>
    </style:style>
    <style:style style:name="T22" style:family="text">
      <style:text-properties officeooo:rsid="003281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20. Expressões <text:span text:style-name="T1">aritméticas</text:span></text:p>
      <text:p text:style-name="Text_20_body"/>
      <text:p text:style-name="P13">operadores aritméticos:</text:p>
      <text:p text:style-name="P20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20"><text:s text:c="21"/>(2 lugar: + -)</text:p>
      <text:p text:style-name="P20"/>
      <text:p text:style-name="P21">exemplo:</text:p>
      <text:p text:style-name="P26">2 * 6 / 3 = 4</text:p>
      <text:p text:style-name="P26">3 + 2 * 4 = 11</text:p>
      <text:p text:style-name="P26">(3 + 2) * 4 = 20</text:p>
      <text:p text:style-name="P26">60 / (3 + 2) * 4 = 48</text:p>
      <text:p text:style-name="P26">60 / ((3 + 2) * 4) = 3</text:p>
      <text:p text:style-name="P21">exemplo com mod:</text:p>
      <text:p text:style-name="P26">14 % 3 = 2</text:p>
      <text:p text:style-name="P26">19 % 5 = <text:span text:style-name="T6">4</text:span></text:p>
      <text:p text:style-name="P26"/>
      <text:p text:style-name="Text_20_body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Subtitle">21. Variáveis e tipos básicos em Java</text:p>
      <text:p text:style-name="Text_20_body"/>
      <text:p text:style-name="P14">declaraçao de variaveis</text:p>
      <text:p text:style-name="P27">sintaxe:</text:p>
      <text:p text:style-name="P27">&lt;tipo&gt; &lt;nome&gt; = &lt;valor inicial&gt;</text:p>
      <text:p text:style-name="P14"><text:span text:style-name="T7">exemplo</text:span>:</text:p>
      <text:p text:style-name="P27">int idade = 25;</text:p>
      <text:p text:style-name="P27">double altura = 1.68;</text:p>
      <text:p text:style-name="P27">char sexo = ‘F’ </text:p>
      <text:p text:style-name="P28">uma variavel possui:</text:p>
      <text:list xml:id="list1259230821" text:style-name="L1">
        <text:list-item>
          <text:p text:style-name="P42">nome; </text:p>
        </text:list-item>
        <text:list-item>
          <text:p text:style-name="P42">tipo;</text:p>
        </text:list-item>
        <text:list-item>
          <text:p text:style-name="P42">valor;</text:p>
        </text:list-item>
        <text:list-item>
          <text:p text:style-name="P42">endereço;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3182741295" text:style-name="L2">
        <text:list-item>
          <text:p text:style-name="P45">system.out.print</text:p>
        </text:list-item>
        <text:list-item>
          <text:p text:style-name="P45">system.out.printl</text:p>
        </text:list-item>
        <text:list-item>
          <text:p text:style-name="P45">system.out.printf</text:p>
          <text:p text:style-name="P45">%d - inteiro</text:p>
          <text:p text:style-name="P45">%f - ponto flutuante</text:p>
          <text:p text:style-name="P45">%s - texto</text:p>
          <text:p text:style-name="P45">%n - quebra de linha</text:p>
        </text:list-item>
        <text:list-item>
          <text:p text:style-name="P46">Locale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33">&lt;variável&gt; = &lt;expressão&gt;;</text:p>
      <text:p text:style-name="P29">exemplo:</text:p>
      <text:p text:style-name="P33">int x, y;</text:p>
      <text:p text:style-name="P33">x = 5;</text:p>
      <text:p text:style-name="P33">y = 2 * x;</text:p>
      <text:p text:style-name="P33">system.out.println(x);</text:p>
      <text:p text:style-name="P33">system.out.println(y);</text:p>
      <text:p text:style-name="P29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9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10">|</text:span>A_<text:span text:style-name="T10">B|</text:span><text:span text:style-name="T12">&amp;&amp;</text:span><text:span text:style-name="T10">|</text:span></text:p>
      <text:p text:style-name="P1"><text:span text:style-name="T10">|</text:span>F_<text:span text:style-name="T10">F| F <text:s/>|</text:span></text:p>
      <text:p text:style-name="P1"><text:span text:style-name="T10">|</text:span>F_<text:span text:style-name="T10">V| F <text:s/>|</text:span></text:p>
      <text:p text:style-name="P1"><text:span text:style-name="T10">|</text:span>V_<text:span text:style-name="T10">F| F <text:s/>| </text:span></text:p>
      <text:p text:style-name="P1"><text:span text:style-name="T10">|</text:span>V_<text:span text:style-name="T10">V| V |</text:span></text:p>
      <text:p text:style-name="P1"/>
      <text:p text:style-name="P3"><text:span text:style-name="T10">|</text:span>A_<text:span text:style-name="T10">B| </text:span><text:span text:style-name="T12">||</text:span><text:span text:style-name="T10"> |</text:span></text:p>
      <text:p text:style-name="P3"><text:span text:style-name="T10">|</text:span>F_<text:span text:style-name="T10">F| F <text:s/>|</text:span></text:p>
      <text:p text:style-name="P3"><text:span text:style-name="T10">|</text:span>F_<text:span text:style-name="T10">V| V <text:s/>|</text:span></text:p>
      <text:p text:style-name="P3"><text:span text:style-name="T10">|</text:span>V_<text:span text:style-name="T10">F| V <text:s/>| </text:span></text:p>
      <text:p text:style-name="P3"><text:span text:style-name="T10">|</text:span>V_<text:span text:style-name="T10">V| V |</text:span></text:p>
      <text:p text:style-name="P3"/>
      <text:p text:style-name="P3"><text:span text:style-name="T10">|</text:span>A<text:span text:style-name="T10">| </text:span><text:span text:style-name="T17">! </text:span><text:span text:style-name="T10">|</text:span></text:p>
      <text:p text:style-name="P3"><text:span text:style-name="T10">|</text:span>F<text:span text:style-name="T10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3"><text:s text:c="2"/></text:span><text:span text:style-name="T14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2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2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3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3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22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22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22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22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16"><text:span text:style-name="T18">inicio: (</text:span>Executa somente na primeira vez<text:span text:style-name="T18">)__condição: (V: executa e volta | F: pula fora)__incremento:( Executa toda vez depois de voltar)</text:span></text:p>
      <text:p text:style-name="P16"/>
      <text:p text:style-name="P30">Importante</text:p>
      <text:p text:style-name="P17">Perceba que a estrutura "para" é ótima para se fazer uma repetição</text:p>
      <text:p text:style-name="P17">baseada em uma CONTAGEM:</text:p>
      <text:p text:style-name="P35">for (int i=0; i&lt;5; i++) {</text:p>
      <text:p text:style-name="P35">System.out.println("Valor de i: " + i);</text:p>
      <text:p text:style-name="P35">}</text:p>
      <text:p text:style-name="P31"><text:span text:style-name="T15">Resultado na tela</text:span>:</text:p>
      <text:p text:style-name="P35">Valor de i: 0</text:p>
      <text:p text:style-name="P35">Valor de i: 1</text:p>
      <text:p text:style-name="P35">Valor de i: 2</text:p>
      <text:p text:style-name="P35">Valor de i: 3</text:p>
      <text:p text:style-name="P35">Valor de i: 4</text:p>
      <text:p text:style-name="P35"/>
      <text:p text:style-name="P35"/>
      <text:p text:style-name="P30">resumo</text:p>
      <text:p text:style-name="P35">• Estrutura repetitiva "para"</text:p>
      <text:p text:style-name="P35">• Usar quando se sabe previamente a quantidade de repetições</text:p>
      <text:p text:style-name="P35">• Ótimo para fazer contagens (progressiva ou regressiva)</text:p>
      <text:p text:style-name="Subtitle"><text:soft-page-break/>54. Estrutura repetitiva faça-enquanto (do-while)</text:p>
      <text:p text:style-name="Subtitle"/>
      <text:p text:style-name="P35"/>
      <text:p text:style-name="P31">Estrutura repetitiva "faça-enquanto"</text:p>
      <text:p text:style-name="P35">Menos utilizada, mas em alguns casos se encaixa melhor ao problema.</text:p>
      <text:p text:style-name="P35">O bloco de comandos executa pelo menos uma vez, pois a condição é</text:p>
      <text:p text:style-name="P35">verificada no final.</text:p>
      <text:p text:style-name="P35"/>
      <text:p text:style-name="P31">Sintaxe / regra</text:p>
      <text:p text:style-name="P35">do {</text:p>
      <text:p text:style-name="P35">comando 1</text:p>
      <text:p text:style-name="P35">comando 2</text:p>
      <text:p text:style-name="P35">} while ( condição );</text:p>
      <text:p text:style-name="P35"/>
      <text:p text:style-name="P35">Regra:</text:p>
      <text:p text:style-name="P35">V: volta</text:p>
      <text:p text:style-name="P35">F: pula fora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Subtitle"><text:soft-page-break/>60. Funções (sintaxe)</text:p>
      <text:p text:style-name="Text_20_body"/>
      <text:p text:style-name="P22">Funções</text:p>
      <text:p text:style-name="Text_20_body">• Representam um processamento que possui um significado</text:p>
      <text:p text:style-name="Text_20_body"><text:tab/>• Math.sqrt(double)</text:p>
      <text:p text:style-name="Text_20_body"><text:tab/>• System.out.println(string)</text:p>
      <text:p text:style-name="Text_20_body">• Principais vantagens: modularização, delegação e reaproveitamento</text:p>
      <text:p text:style-name="Text_20_body">• Dados de entrada e saída</text:p>
      <text:p text:style-name="Text_20_body"><text:tab/>• Funções podem receber dados de entrada (parâmetros ou argumentos)</text:p>
      <text:p text:style-name="Text_20_body"><text:tab/>• Funções podem ou não retornar uma saída</text:p>
      <text:p text:style-name="Text_20_body">• Em orientação a objetos, funções em classes recebem o nome de"métodos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64. Criando uma classe com três atributos para representar melhor o triângulo</text:p>
      <text:p text:style-name="Text_20_body"/>
      <text:p text:style-name="Text_20_body"/>
      <text:p text:style-name="Text_20_body">Classe</text:p>
      <text:p text:style-name="P37">• É um tipo estruturado que pode conter (membros):</text:p>
      <text:p text:style-name="P37"><text:s text:c="6"/>• Atributos (dados / campos)</text:p>
      <text:p text:style-name="Text_20_body"><text:s text:c="6"/>• Métodos (funções / operações)</text:p>
      <text:p text:style-name="Text_20_body">• A classe também pode prover muitos outros recursos, tais como:</text:p>
      <text:list xml:id="list2584713428" text:style-name="L3">
        <text:list-item>
          <text:p text:style-name="P47">Construtores</text:p>
        </text:list-item>
        <text:list-item>
          <text:p text:style-name="P47">Sobrecarga</text:p>
        </text:list-item>
        <text:list-item>
          <text:p text:style-name="P47">Encapsulamento</text:p>
        </text:list-item>
        <text:list-item>
          <text:p text:style-name="P47">Herança</text:p>
        </text:list-item>
        <text:list-item>
          <text:p text:style-name="P47">Polimorfismo</text:p>
        </text:list-item>
      </text:list>
      <text:p text:style-name="Text_20_body">• Exemplos:</text:p>
      <text:list xml:id="list716083085" text:style-name="L4">
        <text:list-item>
          <text:p text:style-name="P48">Entidades: Produto, Cliente, Triangulo</text:p>
        </text:list-item>
        <text:list-item>
          <text:p text:style-name="P48">Serviços: ProdutoService, ClienteService, EmailService, StorageService</text:p>
        </text:list-item>
        <text:list-item>
          <text:p text:style-name="P48">Controladores: ProdutoController, ClienteController</text:p>
        </text:list-item>
        <text:list-item>
          <text:p text:style-name="P48">Utilitários: Calculadora, Compactador</text:p>
        </text:list-item>
        <text:list-item>
          <text:p text:style-name="P48">Outros (views, repositórios, gerenciadores, etc.)</text:p>
          <text:p text:style-name="P48"/>
        </text:list-item>
      </text:list>
      <text:p text:style-name="Text_20_body">• Toda classe em Java é uma subclasse da classe Object</text:p>
      <text:p text:style-name="Text_20_body">• Object possui os seguintes métodos:</text:p>
      <text:p text:style-name="Text_20_body"><text:tab/>• getClass- retorna o tipo do objeto</text:p>
      <text:p text:style-name="Text_20_body"><text:tab/>• equals - compara se o objeto é igual a outro</text:p>
      <text:p text:style-name="Text_20_body"><text:tab/>• hashCode - retorna um código hash do objeto</text:p>
      <text:p text:style-name="Text_20_body"><text:tab/>• toString - converte o objeto para string</text:p>
      <text:p text:style-name="Text_20_body"/>
      <text:p text:style-name="Text_20_body"/>
      <text:p text:style-name="Text_20_body"/>
      <text:p text:style-name="Subtitle"><text:soft-page-break/>70. Membros estáticos</text:p>
      <text:p text:style-name="Text_20_body"/>
      <text:p text:style-name="Text_20_body"/>
      <text:p text:style-name="P22">Membros estáticos</text:p>
      <text:p text:style-name="Text_20_body">• Também chamados membros de classe</text:p>
      <text:p text:style-name="Text_20_body"><text:tab/>• Em oposição a membros e instância</text:p>
      <text:p text:style-name="Text_20_body">• São membros que fazem sentido independentemente de objetos. Não</text:p>
      <text:p text:style-name="Text_20_body">precisam de objeto para serem chamados. São chamados a partir do</text:p>
      <text:p text:style-name="Text_20_body">próprio nome da classe.</text:p>
      <text:p text:style-name="Text_20_body">• Aplicações comuns:</text:p>
      <text:p text:style-name="P38"><text:tab/>• Classes utilitárias <text:s text:c="2"/><text:span text:style-name="T19">====</text:span>&gt;Math.sqrt(double)</text:p>
      <text:p text:style-name="Text_20_body"><text:tab/>• Declaração de constantes</text:p>
      <text:p text:style-name="Text_20_body">• Uma classe que possui somente membros estáticos, pode ser uma classe</text:p>
      <text:p text:style-name="Text_20_body">estática também. Esta classe não poderá ser instanci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5. Construtores</text:p>
      <text:p text:style-name="Subtitle"/>
      <text:p text:style-name="P22">Construtor</text:p>
      <text:p text:style-name="Text_20_body">• É uma operação especial da classe, que executa no momento da instanciação do objeto</text:p>
      <text:p text:style-name="Text_20_body">• Usos comuns:</text:p>
      <text:p text:style-name="Text_20_body"><text:tab/>• Iniciar valores dos atributos</text:p>
      <text:p text:style-name="Text_20_body"><text:tab/>• Permitir ou obrigar que o objeto receba dados / dependências no momento de sua instanciação (injeção de dependência)</text:p>
      <text:p text:style-name="Text_20_body">• Se um construtor customizado não for especificado, a classe disponibiliza o construtor padrão:</text:p>
      <text:p text:style-name="Text_20_body">Product p = new Product();</text:p>
      <text:p text:style-name="Text_20_body">• É possível especificar mais de um construtor na mesma classe (sobrecarg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6. Palavra this</text:p>
      <text:p text:style-name="Subtitle"/>
      <text:p text:style-name="Text_20_body"/>
      <text:p text:style-name="Text_20_body"/>
      <text:p text:style-name="P22">Palavra this</text:p>
      <text:p text:style-name="Text_20_body">• É uma referência para o próprio objeto</text:p>
      <text:p text:style-name="Text_20_body">• Usos comuns:</text:p>
      <text:p text:style-name="Text_20_body"><text:tab/>• Diferenciar atributos de variáveis locais</text:p>
      <text:p text:style-name="Text_20_body"><text:tab/>• Passar o próprio objeto como argumento na chamada de um método ou construto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7. Sobrecarga</text:p>
      <text:p text:style-name="P24">Sobrecarga</text:p>
      <text:p text:style-name="P40">• É um recurso que uma classe possui de oferecer mais de uma operação com o mesmo nome, porém com diferentes listas de parâmetros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Subtitle">78. Encapsulamento</text:p>
      <text:p text:style-name="Text_20_body"/>
      <text:p text:style-name="P22">Encapsulamento</text:p>
      <text:p text:style-name="Text_20_body">• É um princípio que consiste em esconder detalhes de implementação de uma classe, expondo apenas operações seguras e que mantenham os objetos em um estado consistente.</text:p>
      <text:p text:style-name="Text_20_body">• Regra de ouro: o objeto deve sempre estar em um estado consistente, e a própria classe deve garantir isso.</text:p>
      <text:p text:style-name="Text_20_body"/>
      <text:p text:style-name="P22">Regra geral básica</text:p>
      <text:p text:style-name="Text_20_body">• Um objeto NÃO deve expor nenhum atributo (modificador de acesso private)</text:p>
      <text:p text:style-name="Text_20_body">• Os atributos devem ser acessados por meio de métodos get e set</text:p>
      <text:p text:style-name="Text_20_body">• Padrão JavaBeans: <text:a xlink:type="simple" xlink:href="https://en.wikipedia.org/wiki/JavaBeans" text:style-name="Internet_20_link" text:visited-style-name="Visited_20_Internet_20_Link">https://en.wikipedia.org/wiki/JavaBeans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20">79. </text:span>Gerando automaticamente construtores, getters e setters com Eclipse</text:p>
      <text:p text:style-name="Subtitle"/>
      <text:p text:style-name="Text_20_body"/>
      <text:p text:style-name="P22">Comandos</text:p>
      <text:p text:style-name="Text_20_body">• Botão direito -&gt; Source -&gt; Generate Constructor using Fields</text:p>
      <text:p text:style-name="Text_20_body">• Botão direito -&gt; Source -&gt; Generate Getters and Setter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<text:span text:style-name="T20">80. </text:span>Modificadores de acesso</text:p>
      <text:p text:style-name="Text_20_body"/>
      <text:p text:style-name="P22">Modificadores de acesso</text:p>
      <text:p text:style-name="Text_20_body">• https://docs.oracle.com/javase/tutorial/java/javaOO/accesscontrol.html</text:p>
      <text:p text:style-name="Text_20_body">• <text:span text:style-name="T2">private</text:span>: o membro só pode ser acessado na<text:span text:style-name="T2"> própria classe</text:span></text:p>
      <text:p text:style-name="Text_20_body">• (nada): o membro só pode ser acessado nas classes do <text:span text:style-name="T2">mesmo pacote</text:span></text:p>
      <text:p text:style-name="Text_20_body">• protected: o membro só pode ser acessado no <text:span text:style-name="T2">mesmo pacote</text:span>, bem como em <text:span text:style-name="T2">subclasses de </text:span><text:span text:style-name="T8">pacotes diferentes</text:span></text:p>
      <text:p text:style-name="P41">• <text:span text:style-name="T2">public</text:span>: o membro é acessado por todas classes (ao menos que ele resida em</text:p>
      <text:p text:style-name="P41">um módulo diferente que não exporte o pacote onde ele está)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Subtitle">86. Tipos referência vs. tipos valor</text:p>
      <text:p text:style-name="P41"/>
      <text:p text:style-name="P25">Valores padrão</text:p>
      <text:p text:style-name="P41">• Quando alocamos (new) qualquer tipo estruturado (classe ou array), são atribuídos valores padrão aos seus elementos</text:p>
      <text:p text:style-name="P41"><text:tab/>• números: 0</text:p>
      <text:p text:style-name="P41"><text:tab/>• boolean: false</text:p>
      <text:p text:style-name="P41"><text:tab/>• char: caractere código 0</text:p>
      <text:p text:style-name="P41"><text:tab/>• objeto: null</text:p>
      <text:p text:style-name="P41">Product p = new Product(); <text:s text:c="2"/><text:span text:style-name="T21">=========&gt; p - </text:span><text:span text:style-name="T16">| </text:span><text:span text:style-name="T11">null </text:span><text:span text:style-name="T16">| </text:span><text:span text:style-name="T11">0.0 </text:span><text:span text:style-name="T16">| </text:span><text:span text:style-name="T11">0 </text:span><text:span text:style-name="T16">|</text:span></text:p>
      <text:p text:style-name="P19"/>
      <text:p text:style-name="P32">Tipos referência vs. tipos valor</text:p>
      <text:p text:style-name="P18">CLASSE</text:p>
      <text:list xml:id="list93356175" text:style-name="L5">
        <text:list-item>
          <text:p text:style-name="P43">Vantagem: usufrui de todos recursos OO</text:p>
        </text:list-item>
        <text:list-item>
          <text:p text:style-name="P43">Variáveis são ponteiros</text:p>
        </text:list-item>
        <text:list-item>
          <text:p text:style-name="P43">Objetos precisam ser instanciados usando new, ou apontar para um objeto já existente.</text:p>
        </text:list-item>
        <text:list-item>
          <text:p text:style-name="P43">Aceita valor null</text:p>
        </text:list-item>
        <text:list-item>
          <text:p text:style-name="P43">Y = X; <text:s/>"Y passa a apontar para onde X aponta"</text:p>
        </text:list-item>
        <text:list-item>
          <text:p text:style-name="P43">Objetos instanciados no heap</text:p>
        </text:list-item>
        <text:list-item>
          <text:p text:style-name="P43">Objetos não utilizados são desalocados em um momento próximo pelo garbage collector</text:p>
        </text:list-item>
      </text:list>
      <text:p text:style-name="P18">TIPO PRIMITIVO</text:p>
      <text:list xml:id="list544947558" text:style-name="L6">
        <text:list-item>
          <text:p text:style-name="P44">Vantagem: é mais simples e mais performático</text:p>
        </text:list-item>
        <text:list-item>
          <text:p text:style-name="P44">Variáveis são caixas</text:p>
        </text:list-item>
        <text:list-item>
          <text:p text:style-name="P44">Não instancia. Uma vez declarados, estão prontos para uso.</text:p>
        </text:list-item>
        <text:list-item>
          <text:p text:style-name="P44">Não aceita valor null</text:p>
        </text:list-item>
        <text:list-item>
          <text:p text:style-name="P44">Y = X; <text:s/>"Y recebe uma cópia de X"</text:p>
        </text:list-item>
        <text:list-item>
          <text:p text:style-name="P44">"Objetos" instanciados no stack</text:p>
        </text:list-item>
        <text:list-item>
          <text:p text:style-name="P44">"Objetos" são desalocados imediatamente quando seu escopo de execução é finalizado</text:p>
        </text:list-item>
      </text:list>
      <text:p text:style-name="P34"/>
      <text:p text:style-name="P34"/>
      <text:p text:style-name="P34"/>
      <text:p text:style-name="Subtitle"><text:soft-page-break/>88. Vetores</text:p>
      <text:p text:style-name="Text_20_body"/>
      <text:p text:style-name="P22">Vetores</text:p>
      <text:p text:style-name="Text_20_body">• Em programação, "vetor" é o nome dado a arranjos unidimensionais</text:p>
      <text:p text:style-name="Text_20_body">• Arranjo (array) é uma estrutura de dados:</text:p>
      <text:p text:style-name="Text_20_body"><text:tab/>• Homogênea (dados do mesmo tipo)</text:p>
      <text:p text:style-name="Text_20_body"><text:tab/>• Ordenada (elementos acessados por meio de posições)</text:p>
      <text:p text:style-name="Text_20_body"><text:tab/>• Alocada de uma vez só, em um bloco contíguo de memória</text:p>
      <text:p text:style-name="Text_20_body">• Vantagens:</text:p>
      <text:p text:style-name="Text_20_body"><text:tab/>• Acesso imediato aos elementos pela sua posição</text:p>
      <text:p text:style-name="Text_20_body">• Desvantagens:</text:p>
      <text:p text:style-name="Text_20_body"><text:tab/>• Tamanho fixo</text:p>
      <text:p text:style-name="Text_20_body">•<text:tab/> Dificuldade para se realizar inserções e deleçõ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5. Boxing, unboxing e wrapper classes</text:p>
      <text:p text:style-name="P22">Boxing</text:p>
      <text:p text:style-name="Text_20_body">• É o processo de conversão de um objeto tipo valor para um objeto tipo referência compatível</text:p>
      <text:p text:style-name="Text_20_body">int x = 20;</text:p>
      <text:p text:style-name="Text_20_body">Object obj = x;</text:p>
      <text:p text:style-name="Text_20_body"/>
      <text:p text:style-name="P22">Unboxing</text:p>
      <text:p text:style-name="Text_20_body">• É o processo de conversão de um objeto tipo referência para um objeto tipo valor compatível</text:p>
      <text:p text:style-name="Text_20_body">int x = 20;</text:p>
      <text:p text:style-name="Text_20_body">Object obj = x;</text:p>
      <text:p text:style-name="Text_20_body">int y = (int) obj;</text:p>
      <text:p text:style-name="Text_20_body"/>
      <text:p text:style-name="P22">Wrapper classes</text:p>
      <text:p text:style-name="Text_20_body">• São classes equivalentes aos tipos primitivos</text:p>
      <text:p text:style-name="Text_20_body">• Boxing e unboxing é natural na linguagem</text:p>
      <text:p text:style-name="Text_20_body">• Uso comum: campos de entidades em sistemas de informação (IMPORTANTE!)</text:p>
      <text:p text:style-name="Text_20_body">• Pois tipos referência (classes) aceitam valor null e usufruem dos recursos OO</text:p>
      <text:p text:style-name="Text_20_body">Integer x = 10;</text:p>
      <text:p text:style-name="Text_20_body">int y = x * 2;</text:p>
      <text:p text:style-name="Text_20_body">public class Product {</text:p>
      <text:p text:style-name="Text_20_body">public String name;</text:p>
      <text:p text:style-name="Text_20_body">public Double price;</text:p>
      <text:p text:style-name="Text_20_body">public Integer quantity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6. Laço for each</text:p>
      <text:p text:style-name="Text_20_body"/>
      <text:p text:style-name="Text_20_body"/>
      <text:p text:style-name="P22">Laço "for each"</text:p>
      <text:p text:style-name="Text_20_body">Sintaxe opcional e simplificada para percorrer coleções</text:p>
      <text:p text:style-name="P22">Sintaxe:</text:p>
      <text:p text:style-name="Text_20_body">for (Tipo apelido : coleção) {</text:p>
      <text:p text:style-name="Text_20_body">&lt;comando 1&gt;</text:p>
      <text:p text:style-name="Text_20_body">&lt;comando 2&gt;</text:p>
      <text:p text:style-name="Text_20_body">}</text:p>
      <text:p text:style-name="P22">Demo</text:p>
      <text:p text:style-name="Text_20_body">Leitura: "para cada objeto 'obj' contido em vect, faça:"</text:p>
      <text:p text:style-name="Text_20_body"/>
      <text:p text:style-name="Text_20_body">String[] vect = new String[] {"Maria", "Bob", "Alex"};</text:p>
      <text:p text:style-name="Text_20_body">for (int i=0; i&lt; vect.length; i++) {</text:p>
      <text:p text:style-name="Text_20_body">System.out.println(vect[i]);</text:p>
      <text:p text:style-name="Text_20_body">}</text:p>
      <text:p text:style-name="Text_20_body">for (String obj : vect) { <text:s text:c="21"/>&lt;<text:span text:style-name="T22">===========</text:span></text:p>
      <text:p text:style-name="Text_20_body">System.out.println(obj)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7. Listas - Parte 1</text:p>
      <text:p text:style-name="Text_20_body"/>
      <text:p text:style-name="P22">Listas</text:p>
      <text:p text:style-name="Text_20_body">• Lista é uma estrutura de dados:</text:p>
      <text:list xml:id="list3419414430" text:style-name="L7">
        <text:list-item>
          <text:p text:style-name="P49">Homogênea (dados do mesmo tipo)</text:p>
        </text:list-item>
        <text:list-item>
          <text:p text:style-name="P49">Ordenada (elementos acessados por meio de posições)</text:p>
        </text:list-item>
        <text:list-item>
          <text:p text:style-name="P49">Inicia vazia, e seus elementos são alocados sob demanda</text:p>
        </text:list-item>
        <text:list-item>
          <text:p text:style-name="P49">Cada elemento ocupa um "nó" (ou nodo) da lista</text:p>
        </text:list-item>
      </text:list>
      <text:p text:style-name="Text_20_body">• Tipo (interface): List</text:p>
      <text:p text:style-name="Text_20_body">• Classes que implementam: ArrayList, LinkedList, etc.</text:p>
      <text:p text:style-name="Text_20_body">• Vantagens:</text:p>
      <text:p text:style-name="Text_20_body"><text:tab/>• Tamanho variável</text:p>
      <text:p text:style-name="Text_20_body"><text:tab/>• Facilidade para se realizar inserções e deleções</text:p>
      <text:p text:style-name="Text_20_body">• Desvantagens:</text:p>
      <text:p text:style-name="Text_20_body"><text:tab/>• Acesso sequencial aos elementos *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8. Listas - Parte 2</text:p>
      <text:p text:style-name="P22">Demo</text:p>
      <text:p text:style-name="Text_20_body">• Tamanho da lista: size()</text:p>
      <text:p text:style-name="Text_20_body">• Obter o elemento de uma posição: get(position)</text:p>
      <text:p text:style-name="Text_20_body">• Inserir elemento na lista: add(obj), add(int, obj)</text:p>
      <text:p text:style-name="Text_20_body">• Remover elementos da lista: remove(obj), remove(int), removeIf(Predicate)</text:p>
      <text:p text:style-name="Text_20_body">• Encontrar posição de elemento: indexOf(obj), lastIndexOf(obj)</text:p>
      <text:p text:style-name="Text_20_body">• Filtrar lista com base em predicado:</text:p>
      <text:p text:style-name="Text_20_body"><text:tab/>List&lt;Integer&gt; result = list.stream().filter(x -&gt; x &gt; 4).collect(Collectors.toList());</text:p>
      <text:p text:style-name="Text_20_body">• Encontrar primeira ocorrência com base em predicado:</text:p>
      <text:p text:style-name="Text_20_body"><text:tab/>Integer result = list.stream().filter(x -&gt; x &gt; 4).findFirst().orElse(null);</text:p>
      <text:p text:style-name="Text_20_body">• Assuntos pendentes:</text:p>
      <text:p text:style-name="Text_20_body"><text:tab/>• interfaces</text:p>
      <text:p text:style-name="Text_20_body"><text:tab/>• generics</text:p>
      <text:p text:style-name="Text_20_body"><text:tab/>• predicados (lambd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01. Matrizes</text:p>
      <text:p text:style-name="Text_20_body"/>
      <text:p text:style-name="P22">Matrizes</text:p>
      <text:p text:style-name="Text_20_body">• Em programação, "matriz" é o nome dado a arranjos bidimensionais</text:p>
      <text:p text:style-name="Text_20_body">•<text:tab/> Atenção: "vetor de vetores"</text:p>
      <text:p text:style-name="Text_20_body">• Arranjo (array) é uma estrutura de dados:</text:p>
      <text:p text:style-name="Text_20_body"><text:tab/>• Homogênea (dados do mesmo tipo)</text:p>
      <text:p text:style-name="Text_20_body"><text:tab/>• Ordenada (elementos acessados por meio de posições)</text:p>
      <text:p text:style-name="Text_20_body"><text:tab/>• Alocada de uma vez só, em um bloco contíguo de memória</text:p>
      <text:p text:style-name="Text_20_body">• Vantagens:</text:p>
      <text:p text:style-name="Text_20_body"><text:tab/>• Acesso imediato aos elementos pela sua posição</text:p>
      <text:p text:style-name="Text_20_body">• Desvantagens:</text:p>
      <text:p text:style-name="Text_20_body"><text:tab/>• Tamanho fixo</text:p>
      <text:p text:style-name="Text_20_body"><text:tab/>• Dificuldade para se realizar inserções e deleçõ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7-18T00:12:37.519082312</dc:date>
    <meta:editing-duration>PT18H15M28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2" meta:paragraph-count="448" meta:word-count="2353" meta:character-count="13851" meta:non-whitespace-character-count="11787"/>
  </office:meta>
</office:document-meta>
</file>